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10.1153in" table:align="left"/>
    </style:style>
    <style:style style:name="header.A" style:family="table-column">
      <style:table-column-properties style:column-width="2.5688in"/>
    </style:style>
    <style:style style:name="header.B" style:family="table-column">
      <style:table-column-properties style:column-width="0.8639in"/>
    </style:style>
    <style:style style:name="header.C" style:family="table-column">
      <style:table-column-properties style:column-width="2.134in"/>
    </style:style>
    <style:style style:name="header.D" style:family="table-column">
      <style:table-column-properties style:column-width="1.034in"/>
    </style:style>
    <style:style style:name="header.E" style:family="table-column">
      <style:table-column-properties style:column-width="2.2222in"/>
    </style:style>
    <style:style style:name="header.F" style:family="table-column">
      <style:table-column-properties style:column-width="1.2924in"/>
    </style:style>
    <style:style style:name="hea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header.F1" style:family="table-cell">
      <style:table-cell-properties fo:padding="0.0382in" fo:border="0.05pt solid #000000"/>
    </style:style>
    <style:style style:name="header.A2" style:family="table-cell">
      <style:table-cell-properties fo:padding="0.0382in" fo:border-left="0.05pt solid #000000" fo:border-right="none" fo:border-top="none" fo:border-bottom="0.05pt solid #000000"/>
    </style:style>
    <style:style style:name="header.3" style:family="table-row">
      <style:table-row-properties style:min-row-height="0.3507in"/>
    </style:style>
    <style:style style:name="table" style:family="table">
      <style:table-properties style:width="10.1049in" fo:margin-left="0.0049in" table:align="left"/>
    </style:style>
    <style:style style:name="table.A" style:family="table-column">
      <style:table-column-properties style:column-width="0.2035in"/>
    </style:style>
    <style:style style:name="table.B" style:family="table-column">
      <style:table-column-properties style:column-width="1.584in"/>
    </style:style>
    <style:style style:name="table.C" style:family="table-column">
      <style:table-column-properties style:column-width="1.6396in"/>
    </style:style>
    <style:style style:name="table.D" style:family="table-column">
      <style:table-column-properties style:column-width="0.5in"/>
    </style:style>
    <style:style style:name="table.E" style:family="table-column">
      <style:table-column-properties style:column-width="0.4896in"/>
    </style:style>
    <style:style style:name="table.F" style:family="table-column">
      <style:table-column-properties style:column-width="0.4625in"/>
    </style:style>
    <style:style style:name="table.G" style:family="table-column">
      <style:table-column-properties style:column-width="0.6819in"/>
    </style:style>
    <style:style style:name="table.H" style:family="table-column">
      <style:table-column-properties style:column-width="1.166in"/>
    </style:style>
    <style:style style:name="table.J" style:family="table-column">
      <style:table-column-properties style:column-width="1.1667in"/>
    </style:style>
    <style:style style:name="table.K" style:family="table-column">
      <style:table-column-properties style:column-width="1.0451in"/>
    </style:style>
    <style:style style:name="table.1" style:family="table-row">
      <style:table-row-properties style:min-row-height="0.616in"/>
    </style:style>
    <style:style style:name="table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.G1" style:family="table-cell">
      <style:table-cell-properties fo:background-color="transparent" fo:padding="0.0382in" fo:border="0.25pt solid #000000">
        <style:background-image/>
      </style:table-cell-properties>
    </style:style>
    <style:style style:name="table.2" style:family="table-row">
      <style:table-row-properties style:min-row-height="0.0931in"/>
    </style:style>
    <style:style style:name="table.G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.K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.4" style:family="table-row">
      <style:table-row-properties style:min-row-height="0.15in"/>
    </style:style>
    <style:style style:name="table.5" style:family="table-row">
      <style:table-row-properties style:min-row-height="0.2097in"/>
    </style:style>
    <style:style style:name="table.A5" style:family="table-cell">
      <style:table-cell-properties fo:padding="0.0382in" fo:border-left="0.25pt solid #000000" fo:border-right="none" fo:border-top="none" fo:border-bottom="0.25pt solid #000000"/>
    </style:style>
    <style:style style:name="table.B5" style:family="table-cell">
      <style:table-cell-properties fo:padding="0.0382in" fo:border-left="0.25pt solid #000000" fo:border-right="none" fo:border-top="none" fo:border-bottom="0.25pt solid #000000"/>
    </style:style>
    <style:style style:name="table.C5" style:family="table-cell">
      <style:table-cell-properties fo:padding="0.0382in" fo:border-left="0.25pt solid #000000" fo:border-right="none" fo:border-top="none" fo:border-bottom="0.25pt solid #000000"/>
    </style:style>
    <style:style style:name="table.D5" style:family="table-cell">
      <style:table-cell-properties fo:padding="0.0382in" fo:border-left="0.25pt solid #000000" fo:border-right="none" fo:border-top="none" fo:border-bottom="0.25pt solid #000000"/>
    </style:style>
    <style:style style:name="table.E5" style:family="table-cell">
      <style:table-cell-properties fo:padding="0.0382in" fo:border-left="0.25pt solid #000000" fo:border-right="none" fo:border-top="none" fo:border-bottom="0.25pt solid #000000"/>
    </style:style>
    <style:style style:name="table.F5" style:family="table-cell">
      <style:table-cell-properties fo:padding="0.0382in" fo:border-left="0.25pt solid #000000" fo:border-right="none" fo:border-top="none" fo:border-bottom="0.25pt solid #000000"/>
    </style:style>
    <style:style style:name="table.G5" style:family="table-cell">
      <style:table-cell-properties fo:padding="0.0382in" fo:border-left="0.25pt solid #000000" fo:border-right="none" fo:border-top="none" fo:border-bottom="0.25pt solid #000000"/>
    </style:style>
    <style:style style:name="table.H5" style:family="table-cell">
      <style:table-cell-properties fo:padding="0.0382in" fo:border-left="0.25pt solid #000000" fo:border-right="none" fo:border-top="none" fo:border-bottom="0.25pt solid #000000"/>
    </style:style>
    <style:style style:name="table.I5" style:family="table-cell">
      <style:table-cell-properties fo:padding="0.0382in" fo:border-left="0.25pt solid #000000" fo:border-right="none" fo:border-top="none" fo:border-bottom="0.25pt solid #000000"/>
    </style:style>
    <style:style style:name="table.J5" style:family="table-cell">
      <style:table-cell-properties fo:padding="0.0382in" fo:border-left="0.25pt solid #000000" fo:border-right="none" fo:border-top="none" fo:border-bottom="0.25pt solid #000000"/>
    </style:style>
    <style:style style:name="table.K5" style:family="table-cell">
      <style:table-cell-properties fo:padding="0.0382in" fo:border-left="0.25pt solid #000000" fo:border-right="0.25pt solid #000000" fo:border-top="none" fo:border-bottom="0.25pt solid #000000"/>
    </style:style>
    <style:style style:name="footer" style:family="table">
      <style:table-properties style:width="10.1153in" table:align="left"/>
    </style:style>
    <style:style style:name="footer.A" style:family="table-column">
      <style:table-column-properties style:column-width="0.209in"/>
    </style:style>
    <style:style style:name="footer.B" style:family="table-column">
      <style:table-column-properties style:column-width="0.7701in"/>
    </style:style>
    <style:style style:name="footer.C" style:family="table-column">
      <style:table-column-properties style:column-width="0.8139in"/>
    </style:style>
    <style:style style:name="footer.D" style:family="table-column">
      <style:table-column-properties style:column-width="0.2257in"/>
    </style:style>
    <style:style style:name="footer.E" style:family="table-column">
      <style:table-column-properties style:column-width="1.5403in"/>
    </style:style>
    <style:style style:name="footer.F" style:family="table-column">
      <style:table-column-properties style:column-width="0.8632in"/>
    </style:style>
    <style:style style:name="footer.G" style:family="table-column">
      <style:table-column-properties style:column-width="0.4625in"/>
    </style:style>
    <style:style style:name="footer.H" style:family="table-column">
      <style:table-column-properties style:column-width="0.1153in"/>
    </style:style>
    <style:style style:name="footer.I" style:family="table-column">
      <style:table-column-properties style:column-width="0.5667in"/>
    </style:style>
    <style:style style:name="footer.J" style:family="table-column">
      <style:table-column-properties style:column-width="1.166in"/>
    </style:style>
    <style:style style:name="footer.K" style:family="table-column">
      <style:table-column-properties style:column-width="0.7868in"/>
    </style:style>
    <style:style style:name="footer.L" style:family="table-column">
      <style:table-column-properties style:column-width="0.3792in"/>
    </style:style>
    <style:style style:name="footer.N" style:family="table-column">
      <style:table-column-properties style:column-width="1.0507in"/>
    </style:style>
    <style:style style:name="footer.A1" style:family="table-cell">
      <style:table-cell-properties fo:padding="0.0382in" fo:border-left="0.05pt solid #000000" fo:border-right="none" fo:border-top="0.05pt solid #000000" fo:border-bottom="0.05pt solid #000000"/>
    </style:style>
    <style:style style:name="footer.N1" style:family="table-cell">
      <style:table-cell-properties fo:padding="0.0382in" fo:border="0.05pt solid #000000"/>
    </style:style>
    <style:style style:name="footer.D2" style:family="table-cell">
      <style:table-cell-properties fo:padding="0.0382in" fo:border-left="0.05pt solid #000000" fo:border-right="none" fo:border-top="none" fo:border-bottom="0.05pt solid #000000"/>
    </style:style>
    <style:style style:name="footer.N2" style:family="table-cell">
      <style:table-cell-properties fo:padding="0.0382in" fo:border-left="0.05pt solid #000000" fo:border-right="0.05pt solid #000000" fo:border-top="none" fo:border-bottom="0.05pt solid #000000"/>
    </style:style>
    <style:style style:name="footer.4" style:family="table-row">
      <style:table-row-properties style:min-row-height="0.0431in"/>
    </style:style>
    <style:style style:name="footer.6" style:family="table-row">
      <style:table-row-properties style:min-row-height="0.509in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6pt" style:font-size-asian="5.25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2pt" fo:font-weight="bold" style:font-size-asian="1.75pt" style:font-weight-asian="bold" style:font-size-complex="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7pt" fo:font-weight="bold" fo:background-color="transparent" style:font-size-asian="7pt" style:font-weight-asian="bold" style:font-size-complex="7pt" style:font-weight-complex="bol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5pt" fo:font-weight="bold" style:font-size-asian="5pt" style:font-weight-asian="bold" style:font-size-complex="5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size-complex="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2pt" style:font-size-asian="1.75pt" style:font-size-complex="2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size-complex="5pt" style:font-weight-complex="bold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2pt" style:font-size-asian="1.75pt" style:font-size-complex="2pt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90" style:text-rotation-scale="line-height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5pt" fo:font-weight="bold" style:font-size-asian="5pt" style:font-weight-asian="bold" style:font-size-complex="5pt" style:font-weight-complex="bold"/>
    </style:style>
    <style:style style:name="P29" style:family="paragraph" style:parent-style-name="Table_20_Contents">
      <style:text-properties style:font-name="Arial" fo:font-size="5pt" fo:font-weight="normal" style:font-size-asian="5pt" style:font-weight-asian="normal" style:font-size-complex="5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22"><text:script script:language="JOOScript">@text:section
[#list rpt.total as tot]
@/text:section
[/#list]</text:script></text:p>
        <table:table table:name="header" table:style-name="header">
          <table:table-column table:style-name="header.A"/>
          <table:table-column table:style-name="header.B"/>
          <table:table-column table:style-name="header.C"/>
          <table:table-column table:style-name="header.D"/>
          <table:table-column table:style-name="header.E"/>
          <table:table-column table:style-name="header.F"/>
          <table:table-row>
            <table:table-cell table:style-name="header.A1" office:value-type="string">
              <text:p text:style-name="P9">Federacija Bosne i Hercegovine</text:p>
              <text:p text:style-name="P9">Federalno ministarstvo finansija – Porezna uprava</text:p>
            </table:table-cell>
            <table:table-cell table:style-name="header.A1" table:number-columns-spanned="2" office:value-type="string">
              <text:p text:style-name="P1"><text:span text:style-name="T4">JS3400: Godišnja prijava podataka o doprinosima</text:span> </text:p>
            </table:table-cell>
            <table:covered-table-cell/>
            <table:table-cell table:style-name="header.A1" office:value-type="string">
              <text:p text:style-name="P1">Godina:<text:line-break/><text:span text:style-name="T4">${rpt.p_per}</text:span></text:p>
            </table:table-cell>
            <table:table-cell table:style-name="header.A1" office:value-type="string">
              <text:p text:style-name="P1">Vrsta prijave:</text:p>
              <text:p text:style-name="P1">Osnovna <text:s text:c="38"/>Ponovljena</text:p>
            </table:table-cell>
            <table:table-cell table:style-name="header.F1" office:value-type="string">
              <text:p text:style-name="P1">BAR CODE</text:p>
            </table:table-cell>
          </table:table-row>
          <table:table-row>
            <table:table-cell table:style-name="header.A2" table:number-columns-spanned="2" office:value-type="string">
              <text:p text:style-name="P3"><text:s text:c="6"/>JIB obveznika uplate doprinosa: <text:s text:c="5"/><text:span text:style-name="T2">${rpt.p_jmb}</text:span></text:p>
            </table:table-cell>
            <table:covered-table-cell/>
            <table:table-cell table:style-name="header.A2" table:number-columns-spanned="2" office:value-type="string">
              <text:p text:style-name="P3"><text:s text:c="7"/>Šifra općine: <text:s text:c="4"/><text:span text:style-name="T2">${rpt.p_opc}</text:span></text:p>
            </table:table-cell>
            <table:covered-table-cell/>
            <table:table-cell table:style-name="header.A2" office:value-type="string">
              <text:p text:style-name="P3">Telefon: <text:s/><text:span text:style-name="T2">${rpt.p_tel}</text:span></text:p>
            </table:table-cell>
            <table:table-cell table:style-name="header.F1" table:number-rows-spanned="2" office:value-type="string">
              <text:p text:style-name="P7">Djelovodni broj osnovne prijave:<text:line-break/><text:line-break/><text:span text:style-name="T3">${rpt.dj_broj}</text:span></text:p>
            </table:table-cell>
          </table:table-row>
          <table:table-row table:style-name="header.3">
            <table:table-cell table:style-name="header.A2" table:number-columns-spanned="2" office:value-type="string">
              <text:p text:style-name="P3">Naziv poslodavca:<text:line-break/><text:span text:style-name="T2">${rpt.p_naz}</text:span></text:p>
            </table:table-cell>
            <table:covered-table-cell/>
            <table:table-cell table:style-name="header.A2" table:number-columns-spanned="2" office:value-type="string">
              <text:p text:style-name="P3">Adresa poslodavca:<text:line-break/><text:span text:style-name="T2">${rpt.p_adr}</text:span></text:p>
            </table:table-cell>
            <table:covered-table-cell/>
            <table:table-cell table:style-name="header.A2" office:value-type="string">
              <text:p text:style-name="P3">Email: <text:line-break/><text:span text:style-name="T2">${rpt.p_eml}</text:span></text:p>
            </table:table-cell>
            <table:covered-table-cell/>
          </table:table-row>
        </table:table>
        <text:p text:style-name="P19"/>
        <table:table table:name="table" table:style-name="table">
          <table:table-column table:style-name="table.A"/>
          <table:table-column table:style-name="table.B"/>
          <table:table-column table:style-name="table.C"/>
          <table:table-column table:style-name="table.D"/>
          <table:table-column table:style-name="table.E"/>
          <table:table-column table:style-name="table.F"/>
          <table:table-column table:style-name="table.G"/>
          <table:table-column table:style-name="table.H" table:number-columns-repeated="2"/>
          <table:table-column table:style-name="table.J"/>
          <table:table-column table:style-name="table.K"/>
          <table:table-row table:style-name="table.1">
            <table:table-cell table:style-name="table.A1" table:number-rows-spanned="3" office:value-type="string">
              <text:p text:style-name="P25">Redni broj <text:s text:c="7"/></text:p>
            </table:table-cell>
            <table:table-cell table:style-name="table.A1" table:number-rows-spanned="3" office:value-type="string">
              <text:p text:style-name="P13"/>
              <text:p text:style-name="P13"/>
              <text:p text:style-name="P15">Jedinstveni matični broj (ili lični identifikacioni broj za strane državljane kojima je dodjeljen JMB)</text:p>
            </table:table-cell>
            <table:table-cell table:style-name="table.A1" table:number-rows-spanned="3" office:value-type="string">
              <text:p text:style-name="P24"/>
              <text:p text:style-name="P24"/>
              <text:p text:style-name="P24"/>
              <text:p text:style-name="P26">Ime i prezime</text:p>
            </table:table-cell>
            <table:table-cell table:style-name="table.A1" table:number-rows-spanned="3" office:value-type="string">
              <text:p text:style-name="P27">Datum početka <text:line-break/>osigu-ranja</text:p>
            </table:table-cell>
            <table:table-cell table:style-name="table.A1" table:number-rows-spanned="3" office:value-type="string">
              <text:p text:style-name="P14">Datum <text:line-break/>presta-nka<text:line-break/>osigu-ranja</text:p>
            </table:table-cell>
            <table:table-cell table:style-name="table.A1" table:number-rows-spanned="3" office:value-type="string">
              <text:p text:style-name="P14">Ukupno<text:line-break/>sati na</text:p>
              <text:p text:style-name="P14">radu</text:p>
            </table:table-cell>
            <table:table-cell table:style-name="table.G1" table:number-columns-spanned="5" office:value-type="string">
              <text:p text:style-name="P12"/>
              <text:p text:style-name="P12"/>
              <text:p text:style-name="P17">UKUPNA PRIMANJA, OBRAČUNATI DOPRINOSI I UPLAĆENI DOPRINOSI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.G2" table:number-rows-spanned="2" office:value-type="string">
              <text:p text:style-name="P16">Osnovica za<text:line-break/>obračun</text:p>
              <text:p text:style-name="P16">doprinosa</text:p>
            </table:table-cell>
            <table:table-cell table:style-name="table.G2" table:number-columns-spanned="3" office:value-type="string">
              <text:p text:style-name="P12">OBRAČUNATI DOPRINOSI</text:p>
            </table:table-cell>
            <table:covered-table-cell/>
            <table:covered-table-cell/>
            <table:table-cell table:style-name="table.K2" table:number-rows-spanned="2" office:value-type="string">
              <text:p text:style-name="P16">UKUPNI IZNOS DOPRINOSA</text:p>
              <text:p text:style-name="P16">ZA PLAĆANJE</text:p>
            </table:table-cell>
          </table:table-row>
          <table:table-row table:style-name="tabl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.G2" office:value-type="string">
              <text:p text:style-name="P14">PIO</text:p>
            </table:table-cell>
            <table:table-cell table:style-name="table.G2" office:value-type="string">
              <text:p text:style-name="P14">ZO</text:p>
            </table:table-cell>
            <table:table-cell table:style-name="table.G2" office:value-type="string">
              <text:p text:style-name="P14">ON</text:p>
            </table:table-cell>
            <table:covered-table-cell/>
          </table:table-row>
          <table:table-row table:style-name="table.4">
            <table:table-cell table:style-name="table.G2" office:value-type="string">
              <text:p text:style-name="P21">1</text:p>
            </table:table-cell>
            <table:table-cell table:style-name="table.G2" office:value-type="string">
              <text:p text:style-name="P21">2</text:p>
            </table:table-cell>
            <table:table-cell table:style-name="table.G2" office:value-type="string">
              <text:p text:style-name="P28">3</text:p>
            </table:table-cell>
            <table:table-cell table:style-name="table.G2" office:value-type="string">
              <text:p text:style-name="P28">4</text:p>
            </table:table-cell>
            <table:table-cell table:style-name="table.G2" office:value-type="string">
              <text:p text:style-name="P18">5</text:p>
            </table:table-cell>
            <table:table-cell table:style-name="table.G2" office:value-type="string">
              <text:p text:style-name="P18">6</text:p>
            </table:table-cell>
            <table:table-cell table:style-name="table.G2" office:value-type="string">
              <text:p text:style-name="P18">7</text:p>
            </table:table-cell>
            <table:table-cell table:style-name="table.G2" office:value-type="string">
              <text:p text:style-name="P18">8</text:p>
            </table:table-cell>
            <table:table-cell table:style-name="table.G2" office:value-type="string">
              <text:p text:style-name="P18">9</text:p>
            </table:table-cell>
            <table:table-cell table:style-name="table.G2" office:value-type="string">
              <text:p text:style-name="P18">10</text:p>
            </table:table-cell>
            <table:table-cell table:style-name="table.K2" office:value-type="string">
              <text:p text:style-name="P18">11</text:p>
            </table:table-cell>
          </table:table-row>
          <table:table-row table:style-name="table.5">
            <table:table-cell table:style-name="table.A5" office:value-type="string">
              <text:p text:style-name="P29"><text:script script:language="JOOScript">@table:table-row
[#list rpt.radnik as rad]
@/table:table-row
[/#list]</text:script>${rad.rbr}</text:p>
            </table:table-cell>
            <table:table-cell table:style-name="table.B5" office:value-type="string">
              <text:p text:style-name="P5">${rad.mb}</text:p>
            </table:table-cell>
            <table:table-cell table:style-name="table.C5" office:value-type="string">
              <text:p text:style-name="P5">${rad.ime}</text:p>
            </table:table-cell>
            <table:table-cell table:style-name="table.D5" office:value-type="string">
              <text:p text:style-name="P4">${rad.os_od}</text:p>
            </table:table-cell>
            <table:table-cell table:style-name="table.E5" office:value-type="string">
              <text:p text:style-name="P4">${rad.os_do}</text:p>
            </table:table-cell>
            <table:table-cell table:style-name="table.F5" office:value-type="string">
              <text:p text:style-name="P6">${rad.sati}</text:p>
            </table:table-cell>
            <table:table-cell table:style-name="table.G5" office:value-type="string">
              <text:p text:style-name="P6">${rad.bruto}</text:p>
            </table:table-cell>
            <table:table-cell table:style-name="table.H5" office:value-type="string">
              <text:p text:style-name="P6">${rad.do_pio}</text:p>
            </table:table-cell>
            <table:table-cell table:style-name="table.I5" office:value-type="string">
              <text:p text:style-name="P6">${rad.do_zdr}</text:p>
            </table:table-cell>
            <table:table-cell table:style-name="table.J5" office:value-type="string">
              <text:p text:style-name="P6">${rad.do_nez}</text:p>
            </table:table-cell>
            <table:table-cell table:style-name="table.K5" office:value-type="string">
              <text:p text:style-name="P6">${rad.do_uk}</text:p>
            </table:table-cell>
          </table:table-row>
        </table:table>
        <text:p text:style-name="P20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column table:style-name="footer.G"/>
          <table:table-column table:style-name="footer.H"/>
          <table:table-column table:style-name="footer.I"/>
          <table:table-column table:style-name="footer.J"/>
          <table:table-column table:style-name="footer.K"/>
          <table:table-column table:style-name="footer.L"/>
          <table:table-column table:style-name="footer.J"/>
          <table:table-column table:style-name="footer.N"/>
          <table:table-row>
            <table:table-cell table:style-name="footer.A1" table:number-rows-spanned="3" office:value-type="string">
              <text:p text:style-name="P1"><text:script script:language="JavaScript"/></text:p>
            </table:table-cell>
            <table:table-cell table:style-name="footer.A1" table:number-rows-spanned="3" office:value-type="string">
              <text:p text:style-name="P1">UKUPAN<text:line-break/>BROJ<text:line-break/>REDOVA</text:p>
            </table:table-cell>
            <table:table-cell table:style-name="footer.A1" table:number-rows-spanned="3" office:value-type="string">
              <text:p text:style-name="P1"/>
              <text:p text:style-name="P10">${tot.red}</text:p>
            </table:table-cell>
            <table:table-cell table:style-name="footer.A1" office:value-type="string">
              <text:p text:style-name="P1"/>
            </table:table-cell>
            <table:table-cell table:style-name="footer.A1" table:number-columns-spanned="2" office:value-type="string">
              <text:p text:style-name="P11">ZBIR REDOVA IZNAD:</text:p>
            </table:table-cell>
            <table:covered-table-cell/>
            <table:table-cell table:style-name="footer.A1" office:value-type="string">
              <text:p text:style-name="P30">${tot.sati}</text:p>
            </table:table-cell>
            <table:table-cell table:style-name="footer.A1" table:number-columns-spanned="2" office:value-type="string">
              <text:p text:style-name="P30">${tot.bruto}</text:p>
            </table:table-cell>
            <table:covered-table-cell/>
            <table:table-cell table:style-name="footer.A1" office:value-type="string">
              <text:p text:style-name="P6">${tot.do_pio}</text:p>
            </table:table-cell>
            <table:table-cell table:style-name="footer.A1" table:number-columns-spanned="2" office:value-type="string">
              <text:p text:style-name="P6">${tot.do_zdr}</text:p>
            </table:table-cell>
            <table:covered-table-cell/>
            <table:table-cell table:style-name="footer.A1" office:value-type="string">
              <text:p text:style-name="P6">${tot.do_nez}</text:p>
            </table:table-cell>
            <table:table-cell table:style-name="footer.N1" office:value-type="string">
              <text:p text:style-name="P6">${tot.do_uk}</text:p>
            </table:table-cell>
          </table:table-row>
          <table:table-row>
            <table:covered-table-cell/>
            <table:covered-table-cell/>
            <table:covered-table-cell/>
            <table:table-cell table:style-name="footer.D2" table:number-columns-spanned="6" office:value-type="string">
              <text:p text:style-name="P11">UKUPNI IZNOSI SA SVIH LISTOVA: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footer.D2" office:value-type="string">
              <text:p text:style-name="P9">PIO</text:p>
            </table:table-cell>
            <table:table-cell table:style-name="footer.D2" table:number-columns-spanned="2" office:value-type="string">
              <text:p text:style-name="P9">ZO</text:p>
            </table:table-cell>
            <table:covered-table-cell/>
            <table:table-cell table:style-name="footer.D2" office:value-type="string">
              <text:p text:style-name="P9">ON</text:p>
            </table:table-cell>
            <table:table-cell table:style-name="footer.N2" office:value-type="string">
              <text:p text:style-name="P9">UKUPNO</text:p>
            </table:table-cell>
          </table:table-row>
          <table:table-row>
            <table:covered-table-cell/>
            <table:covered-table-cell/>
            <table:covered-table-cell/>
            <table:table-cell table:style-name="footer.D2" office:value-type="string">
              <text:p text:style-name="P2"/>
            </table:table-cell>
            <table:table-cell table:style-name="footer.D2" table:number-columns-spanned="5" office:value-type="string">
              <text:p text:style-name="P11">UPLAĆENI DOPRINOSI:</text:p>
            </table:table-cell>
            <table:covered-table-cell/>
            <table:covered-table-cell/>
            <table:covered-table-cell/>
            <table:covered-table-cell/>
            <table:table-cell table:style-name="footer.D2" office:value-type="string">
              <text:p text:style-name="P6">${tot.do_pio}</text:p>
            </table:table-cell>
            <table:table-cell table:style-name="footer.D2" table:number-columns-spanned="2" office:value-type="string">
              <text:p text:style-name="P6">${tot.do_zdr}</text:p>
            </table:table-cell>
            <table:covered-table-cell/>
            <table:table-cell table:style-name="footer.D2" office:value-type="string">
              <text:p text:style-name="P6">${tot.do_nez}</text:p>
            </table:table-cell>
            <table:table-cell table:style-name="footer.N2" office:value-type="string">
              <text:p text:style-name="P6">${tot.do_uk}</text:p>
            </table:table-cell>
          </table:table-row>
          <table:table-row table:style-name="footer.4">
            <table:table-cell table:style-name="footer.N1" table:number-columns-spanned="14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D2" table:number-columns-spanned="8" office:value-type="string">
              <text:p text:style-name="P9">Ovjera predstavnika obveznika uplate doprino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footer.D2" table:number-rows-spanned="2" table:number-columns-spanned="3" office:value-type="string">
              <text:p text:style-name="P9">Izjava</text:p>
              <text:p text:style-name="P1"/>
              <text:p text:style-name="P1">Odgovornost lica koje je popunilo prijavu: <text:span text:style-name="T1">Izjavljujem da<text:line-break/>sam pregledao/la ovu prijavu i da su uneseni podaci, po mom<text:line-break/>najboljem znanju i vjerovanju, vjerodostojni, tačni i potpuni.</text:span></text:p>
            </table:table-cell>
            <table:covered-table-cell/>
            <table:covered-table-cell/>
            <table:table-cell table:style-name="footer.N2" table:number-columns-spanned="3" office:value-type="string">
              <text:p text:style-name="P1">Ovjera prijema u Poreznoj upravi:</text:p>
            </table:table-cell>
            <table:covered-table-cell/>
            <table:covered-table-cell/>
          </table:table-row>
          <table:table-row table:style-name="footer.6">
            <table:table-cell table:style-name="footer.D2" table:number-columns-spanned="5" office:value-type="string">
              <text:p text:style-name="P3"><text:s text:c="15"/>JMB lica koje je popunilo prijavu: <text:s text:c="3"/>${rpt.pod_jmb}<text:line-break/><text:line-break/>Ime i prezime lica koje je popunilo prijavu: <text:s/>${rpt.pod_ime}<text:line-break/></text:p>
              <text:p text:style-name="P3"><text:s text:c="12"/>Potpis lica koje je popunilo prijavu: <text:s/>______________________________</text:p>
            </table:table-cell>
            <table:covered-table-cell/>
            <table:covered-table-cell/>
            <table:covered-table-cell/>
            <table:covered-table-cell/>
            <table:table-cell table:style-name="footer.D2" office:value-type="string">
              <text:p text:style-name="P1">Ukupan broj strana:</text:p>
            </table:table-cell>
            <table:table-cell table:style-name="footer.D2" table:number-columns-spanned="2" office:value-type="string">
              <text:p text:style-name="P9">Datum:</text:p>
              <text:p text:style-name="P10">${rpt.datum}</text:p>
              <text:p text:style-name="P1"/>
              <text:p text:style-name="P1">M. P. </text:p>
            </table:table-cell>
            <table:covered-table-cell/>
            <table:covered-table-cell/>
            <table:covered-table-cell/>
            <table:covered-table-cell/>
            <table:table-cell table:style-name="footer.N2" table:number-columns-spanned="3" office:value-type="string">
              <text:p text:style-name="P3"/>
              <text:p text:style-name="P3"><text:s text:c="12"/>Datum prijema prijave: <text:s text:c="7"/>__________________</text:p>
              <text:p text:style-name="P3"/>
              <text:p text:style-name="P3"><text:s text:c="14"/>Potpis službenika PU: <text:s text:c="6"/>__________________ <text:s text:c="2"/></text:p>
            </table:table-cell>
            <table:covered-table-cell/>
            <table:covered-table-cell/>
          </table:table-row>
        </table:table>
        <text:p text:style-name="P23"/>
        <text:p text:style-name="P23"/>
        <text:p text:style-name="P2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 vranic</meta:initial-creator>
    <meta:creation-date>2009-10-28T13:32:20.85</meta:creation-date>
    <dc:date>2012-04-05T09:28:07</dc:date>
    <meta:editing-duration>PT7H11M51S</meta:editing-duration>
    <meta:editing-cycles>188</meta:editing-cycles>
    <meta:generator>LibreOffice/3.4$Unix LibreOffice_project/340m1$Build-12</meta:generator>
    <meta:document-statistic meta:table-count="3" meta:image-count="0" meta:object-count="0" meta:page-count="1" meta:paragraph-count="70" meta:word-count="223" meta:character-count="1838" meta:non-whitespace-character-count="1544"/>
    <meta:user-defined meta:name="Info 1"/>
    <meta:user-defined meta:name="Info 2"/>
    <meta:user-defined meta:name="Info 3"/>
    <meta:user-defined meta:name="Info 4"/>
  </office:meta>
</office:document-meta>
</file>